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Regular-webfont" svg:font-family="Roboto-Regular-web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a41" officeooo:paragraph-rsid="0005ca41"/>
    </style:style>
    <style:style style:name="P2" style:family="paragraph" style:parent-style-name="Standard">
      <style:text-properties officeooo:rsid="0007b414" officeooo:paragraph-rsid="0007b414"/>
    </style:style>
    <style:style style:name="P3" style:family="paragraph" style:parent-style-name="Standard">
      <style:text-properties officeooo:paragraph-rsid="0007b414"/>
    </style:style>
    <style:style style:name="P4" style:family="paragraph" style:parent-style-name="Standard">
      <style:text-properties officeooo:rsid="0008260c" officeooo:paragraph-rsid="0008260c"/>
    </style:style>
    <style:style style:name="P5" style:family="paragraph" style:parent-style-name="Standard">
      <style:text-properties officeooo:rsid="00088ed0" officeooo:paragraph-rsid="00088ed0"/>
    </style:style>
    <style:style style:name="P6" style:family="paragraph" style:parent-style-name="Standard">
      <style:text-properties officeooo:rsid="000a0dcc" officeooo:paragraph-rsid="000a0dcc"/>
    </style:style>
    <style:style style:name="P7" style:family="paragraph" style:parent-style-name="Standard">
      <style:text-properties officeooo:rsid="000a1d2e" officeooo:paragraph-rsid="000a1d2e"/>
    </style:style>
    <style:style style:name="P8" style:family="paragraph" style:parent-style-name="Standard">
      <style:text-properties officeooo:rsid="000d4d4f" officeooo:paragraph-rsid="000d4d4f"/>
    </style:style>
    <style:style style:name="P9" style:family="paragraph" style:parent-style-name="Standard">
      <style:text-properties officeooo:paragraph-rsid="000d4d4f"/>
    </style:style>
    <style:style style:name="P10" style:family="paragraph" style:parent-style-name="Standard">
      <style:text-properties officeooo:rsid="0010a99f" officeooo:paragraph-rsid="0010a99f"/>
    </style:style>
    <style:style style:name="P11" style:family="paragraph" style:parent-style-name="Standard">
      <style:text-properties officeooo:rsid="001230f9" officeooo:paragraph-rsid="001230f9"/>
    </style:style>
    <style:style style:name="P12" style:family="paragraph" style:parent-style-name="Standard">
      <style:text-properties officeooo:rsid="00128a8a" officeooo:paragraph-rsid="00128a8a"/>
    </style:style>
    <style:style style:name="P13" style:family="paragraph" style:parent-style-name="Standard">
      <style:text-properties style:text-underline-style="solid" style:text-underline-width="auto" style:text-underline-color="font-color" fo:font-weight="bold" officeooo:rsid="001230f9" officeooo:paragraph-rsid="001230f9"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d4d4f" officeooo:paragraph-rsid="000d4d4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a0dcc" officeooo:paragraph-rsid="000a0dc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7b414" officeooo:paragraph-rsid="0007b414"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12e652" officeooo:paragraph-rsid="0012e652"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149b87" officeooo:paragraph-rsid="0016a863"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798ff" officeooo:paragraph-rsid="001798ff" style:font-weight-asian="bold" style:font-weight-complex="bold"/>
    </style:style>
    <style:style style:name="P20" style:family="paragraph" style:parent-style-name="Standard">
      <style:paragraph-properties fo:text-align="center" style:justify-single-word="false"/>
      <style:text-properties fo:font-size="20pt" fo:font-weight="bold" officeooo:rsid="0005ca41" officeooo:paragraph-rsid="0005ca41" style:font-size-asian="20pt" style:font-weight-asian="bold" style:font-size-complex="20pt" style:font-weight-complex="bold"/>
    </style:style>
    <style:style style:name="P21" style:family="paragraph" style:parent-style-name="Standard">
      <style:text-properties officeooo:rsid="0012e652" officeooo:paragraph-rsid="0012e652"/>
    </style:style>
    <style:style style:name="P22" style:family="paragraph" style:parent-style-name="Standard">
      <style:text-properties officeooo:rsid="0012e652" officeooo:paragraph-rsid="0016a863"/>
    </style:style>
    <style:style style:name="P23" style:family="paragraph" style:parent-style-name="Standard">
      <style:text-properties officeooo:paragraph-rsid="00149b87"/>
    </style:style>
    <style:style style:name="P24" style:family="paragraph" style:parent-style-name="Standard">
      <style:text-properties officeooo:rsid="00149b87" officeooo:paragraph-rsid="00149b87"/>
    </style:style>
    <style:style style:name="P25" style:family="paragraph" style:parent-style-name="Standard">
      <style:text-properties style:text-underline-style="none" fo:font-weight="normal" officeooo:rsid="0016a863" officeooo:paragraph-rsid="0016a863" style:font-weight-asian="normal" style:font-weight-complex="normal"/>
    </style:style>
    <style:style style:name="P26" style:family="paragraph" style:parent-style-name="Standard">
      <style:text-properties style:text-underline-style="none" fo:font-weight="normal" officeooo:rsid="001798ff" officeooo:paragraph-rsid="001798ff" style:font-weight-asian="normal" style:font-weight-complex="normal"/>
    </style:style>
    <style:style style:name="P27" style:family="paragraph" style:parent-style-name="Standard">
      <style:text-properties style:text-underline-style="none" fo:font-weight="normal" officeooo:rsid="001798ff" officeooo:paragraph-rsid="001abe51" style:font-weight-asian="normal" style:font-weight-complex="normal"/>
    </style:style>
    <style:style style:name="P28" style:family="paragraph" style:parent-style-name="Standard">
      <style:text-properties style:text-underline-style="none" fo:font-weight="normal" officeooo:rsid="001939d8" officeooo:paragraph-rsid="001939d8" style:font-weight-asian="normal" style:font-weight-complex="normal"/>
    </style:style>
    <style:style style:name="P29" style:family="paragraph" style:parent-style-name="Standard">
      <style:text-properties officeooo:paragraph-rsid="001798ff"/>
    </style:style>
    <style:style style:name="P30" style:family="paragraph" style:parent-style-name="Standard">
      <style:text-properties officeooo:paragraph-rsid="0005ca41"/>
    </style:style>
    <style:style style:name="P31" style:family="paragraph" style:parent-style-name="Standard">
      <style:text-properties officeooo:paragraph-rsid="0007b414"/>
    </style:style>
    <style:style style:name="P32" style:family="paragraph" style:parent-style-name="Standard">
      <style:text-properties officeooo:paragraph-rsid="00088ed0"/>
    </style:style>
    <style:style style:name="P33" style:family="paragraph" style:parent-style-name="Standard">
      <style:text-properties officeooo:paragraph-rsid="000a0dcc"/>
    </style:style>
    <style:style style:name="P34" style:family="paragraph" style:parent-style-name="Standard">
      <style:text-properties officeooo:paragraph-rsid="000a1d2e"/>
    </style:style>
    <style:style style:name="P35" style:family="paragraph" style:parent-style-name="Standard">
      <style:text-properties officeooo:paragraph-rsid="000d4d4f"/>
    </style:style>
    <style:style style:name="P36" style:family="paragraph" style:parent-style-name="Standard">
      <style:text-properties style:text-underline-style="solid" style:text-underline-width="auto" style:text-underline-color="font-color" fo:font-weight="bold" officeooo:rsid="000d4d4f" officeooo:paragraph-rsid="000d4d4f" style:font-weight-asian="bold" style:font-weight-complex="bold"/>
    </style:style>
    <style:style style:name="P37" style:family="paragraph" style:parent-style-name="Standard">
      <style:text-properties officeooo:paragraph-rsid="0023ce7a"/>
    </style:style>
    <style:style style:name="P38" style:family="paragraph" style:parent-style-name="Standard">
      <style:text-properties officeooo:paragraph-rsid="001230f9"/>
    </style:style>
    <style:style style:name="P39" style:family="paragraph" style:parent-style-name="Standard">
      <style:text-properties officeooo:paragraph-rsid="00128a8a"/>
    </style:style>
    <style:style style:name="P40" style:family="paragraph" style:parent-style-name="Standard">
      <style:text-properties officeooo:paragraph-rsid="00149b87"/>
    </style:style>
    <style:style style:name="P41" style:family="paragraph" style:parent-style-name="Standard">
      <style:text-properties officeooo:paragraph-rsid="001798ff"/>
    </style:style>
    <style:style style:name="T1" style:family="text">
      <style:text-properties officeooo:rsid="0007b414"/>
    </style:style>
    <style:style style:name="T2" style:family="text">
      <style:text-properties officeooo:rsid="0008260c"/>
    </style:style>
    <style:style style:name="T3" style:family="text">
      <style:text-properties officeooo:rsid="000a8943"/>
    </style:style>
    <style:style style:name="T4" style:family="text">
      <style:text-properties officeooo:rsid="000bb0b7"/>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b7a2f"/>
    </style:style>
    <style:style style:name="T7" style:family="text">
      <style:text-properties style:text-underline-style="none" fo:font-weight="normal" officeooo:rsid="001798ff" style:font-weight-asian="normal" style:font-weight-complex="normal"/>
    </style:style>
    <style:style style:name="T8" style:family="text">
      <style:text-properties style:text-underline-style="none" fo:font-weight="normal" officeooo:rsid="001d17be" style:font-weight-asian="normal" style:font-weight-complex="normal"/>
    </style:style>
    <style:style style:name="T9" style:family="text">
      <style:text-properties style:text-underline-style="none" fo:font-weight="normal" officeooo:rsid="0027d11d" style:font-weight-asian="normal" style:font-weight-complex="normal"/>
    </style:style>
    <style:style style:name="T10" style:family="text">
      <style:text-properties officeooo:rsid="001e279a"/>
    </style:style>
    <style:style style:name="T11" style:family="text">
      <style:text-properties officeooo:rsid="0005ca41"/>
    </style:style>
    <style:style style:name="T12" style:family="text">
      <style:text-properties fo:font-variant="normal" fo:text-transform="none" fo:color="#232a34" style:font-name="Liberation Serif" fo:font-size="12pt" fo:letter-spacing="normal" fo:font-style="normal" fo:font-weight="normal" officeooo:rsid="0007b414" style:font-size-asian="12pt" style:font-size-complex="12pt"/>
    </style:style>
    <style:style style:name="T13" style:family="text">
      <style:text-properties fo:font-variant="normal" fo:text-transform="none" fo:color="#232a34" style:font-name="Liberation Serif" fo:font-size="12pt" fo:letter-spacing="normal" fo:font-style="normal" fo:font-weight="normal" officeooo:rsid="0020badb" style:font-size-asian="12pt" style:font-size-complex="12pt"/>
    </style:style>
    <style:style style:name="T14" style:family="text">
      <style:text-properties style:font-name="Liberation Serif" fo:font-size="12pt" style:font-size-asian="12pt" style:font-size-complex="12pt"/>
    </style:style>
    <style:style style:name="T15" style:family="text">
      <style:text-properties officeooo:rsid="002006cb"/>
    </style:style>
    <style:style style:name="T16" style:family="text">
      <style:text-properties officeooo:rsid="0020badb"/>
    </style:style>
    <style:style style:name="T17" style:family="text">
      <style:text-properties officeooo:rsid="00088ed0"/>
    </style:style>
    <style:style style:name="T18" style:family="text">
      <style:text-properties officeooo:rsid="000a0dcc"/>
    </style:style>
    <style:style style:name="T19" style:family="text">
      <style:text-properties officeooo:rsid="00223252"/>
    </style:style>
    <style:style style:name="T20" style:family="text">
      <style:text-properties officeooo:rsid="000a1d2e"/>
    </style:style>
    <style:style style:name="T21" style:family="text">
      <style:text-properties officeooo:rsid="000d4d4f"/>
    </style:style>
    <style:style style:name="T22" style:family="text">
      <style:text-properties officeooo:rsid="0010a99f"/>
    </style:style>
    <style:style style:name="T23" style:family="text">
      <style:text-properties officeooo:rsid="0023ce7a"/>
    </style:style>
    <style:style style:name="T24" style:family="text">
      <style:text-properties officeooo:rsid="001230f9"/>
    </style:style>
    <style:style style:name="T25" style:family="text">
      <style:text-properties officeooo:rsid="00254e48"/>
    </style:style>
    <style:style style:name="T26" style:family="text">
      <style:text-properties officeooo:rsid="00128a8a"/>
    </style:style>
    <style:style style:name="T27" style:family="text">
      <style:text-properties officeooo:rsid="002740da"/>
    </style:style>
    <style:style style:name="T28" style:family="text">
      <style:text-properties officeooo:rsid="00149b87"/>
    </style:style>
    <style:style style:name="T29" style:family="text">
      <style:text-properties officeooo:rsid="0027d1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nditions générales de vente</text:p>
      <text:p text:style-name="P1"/>
      <text:p text:style-name="P30"><text:span text:style-name="T11">Entre le client et l’entreprise «</text:span><text:span text:style-name="T16">C’monpanierbio</text:span><text:span text:style-name="T11">» dont le siège social se situe </text:span><text:span text:style-name="T10">29 avenue des marsouins</text:span><text:span text:style-name="T11">, </text:span><text:span text:style-name="T10">83420 La Croix Valmer </text:span><text:span text:style-name="T1">enregistrée au RCS sous le n° siret : </text:span><text:span text:style-name="T12">(</text:span><text:span text:style-name="T13">en cours)</text:span><text:span text:style-name="T14"> </text:span></text:p>
      <text:p text:style-name="P2">Joignable par téléphone au 06 52 16 93 07 ou via <text:span text:style-name="T16">cmonpanierbio@gmail.com</text:span></text:p>
      <text:p text:style-name="P2">La fiche d’adhésion comprend les présentes CGV, ainsi que ses annexes qui en font partie intégrantes et sont indissociables.</text:p>
      <text:p text:style-name="P2"/>
      <text:p text:style-name="P16">1/ Fonctionnement de l’entreprise</text:p>
      <text:p text:style-name="P2"/>
      <text:p text:style-name="P3"><text:span text:style-name="T1">Notre entreprise s’engage à vous livrer de</text:span><text:span text:style-name="T16">s</text:span><text:span text:style-name="T1"> fruits et légumes bio (transporter dans un sac en </text:span><text:span text:style-name="T16">kraft recyclable</text:span><text:span text:style-name="T1"> à la livraison) sur votre lieu de travail, vot</text:span><text:span text:style-name="T15">re</text:span><text:span text:style-name="T1"> domicile ou en point relais.</text:span></text:p>
      <text:p text:style-name="P2">Livraison hebdomadaire de vos produits comprise entre une tranche horaire variant selon votre secteur.</text:p>
      <text:p text:style-name="P2">Le client s’engage à accepter le contenu de la marchandise telle qu’elle lui est livrée (variétés de 5 légumes et 2 fruits) variable en cas de rupture.</text:p>
      <text:p text:style-name="P3"><text:span text:style-name="T1">Possibilité de modifier </text:span><text:span text:style-name="T16">la</text:span><text:span text:style-name="T1"> formule ou le nombres de formule</text:span><text:span text:style-name="T16">s</text:span><text:span text:style-name="T1"> s</text:span><text:span text:style-name="T2">é</text:span><text:span text:style-name="T1">lection</text:span><text:span text:style-name="T2">n</text:span><text:span text:style-name="T1">é</text:span><text:span text:style-name="T2">es,</text:span><text:span text:style-name="T1"> </text:span><text:span text:style-name="T2">il vous suffit de nous contacter </text:span><text:span text:style-name="T16">avant le dimanche qui précède la semaine de livraisons.</text:span></text:p>
      <text:p text:style-name="P4">Les quantités sont de 3 kg pour la formule A au prix de base de 19€, 6 kg pour la formule B au prix de base de 29€, et de 9 kg pour la formule C au prix de base de 42€.</text:p>
      <text:p text:style-name="P5">Les fruits et légumes sont sélectionnés par nos soins en fonction de la saison et de leurs disponibilités.</text:p>
      <text:p text:style-name="P5">En cas d’absence involontaire ou totale de votre part, il suffit de remettre votre règlement à la personne qui prendra possession de votre marchandise, auquel cas nous serions dans l’obligation de vous la facturer.</text:p>
      <text:p text:style-name="P32"><text:span text:style-name="T17">Lors de vos prises de congés ou de vos vacances, veuillez nous transmettre le plus rapidement possible a la vieille de notre prise de commande afin de pas avoir de </text:span><text:span text:style-name="T16">sac</text:span><text:span text:style-name="T17">(s) à votre nom autrement, nous serons dans l’obligation de vous facturer le</text:span><text:span text:style-name="T16">(</text:span><text:span text:style-name="T17">s) </text:span><text:span text:style-name="T16">sac</text:span><text:span text:style-name="T17">(s).</text:span></text:p>
      <text:p text:style-name="P33"><text:span text:style-name="T18">La liste des produits vendus n’étant pas exhaustive, il vous est possible de faire une commande séparée </text:span><text:span text:style-name="T16">plus détaillée</text:span><text:span text:style-name="T18">. Pour cela veuillez nous contacter avant la passation de commande de la semaine.</text:span></text:p>
      <text:p text:style-name="P6"/>
      <text:p text:style-name="P15">2/ Défaut de conformité</text:p>
      <text:p text:style-name="P6"/>
      <text:p text:style-name="P34"><text:span text:style-name="T20">Si malgré notre bienveillance </text:span><text:span text:style-name="T19">il</text:span><text:span text:style-name="T20"> viendrait à </text:span><text:span text:style-name="T19">avoir</text:span><text:span text:style-name="T20"> </text:span><text:span text:style-name="T3">une quelconque malfaçon de nos produits (Abîmés de l’intérieur, non visible à l’oeil nu, </text:span><text:span text:style-name="T4">l’entreprise vous le remplacera ou équivalent en gage de remboursement à la prochaine livraison, pour cela informez nous au 06 52 16 93 07 ou via notre page </text:span><text:span text:style-name="T19">F</text:span><text:span text:style-name="T4">acebook avec preuve à l’appui. </text:span><text:span text:style-name="T6">(Photo du produit défectueux daté)</text:span></text:p>
      <text:p text:style-name="P8">Les produits voyagent au risque du client auquel il se doit de vérifier le bon état et la conformité de la commande au moment de la réception de ceux-ci. Aucune réclamation sera prise en compte passer la vérification.</text:p>
      <text:p text:style-name="P9"><text:span text:style-name="T21">L’entreprise </text:span><text:span text:style-name="T19">cmonpanierbio</text:span><text:span text:style-name="T21"> ne saurait être tenu responsable en cas de perte, de vol ou de mauvaise conversation des produits après réception (accueil, comité d’entreprise etc.…)</text:span></text:p>
      <text:p text:style-name="P9"/>
      <text:p text:style-name="P14">3/ Fiche d’adhésion (vaut bons de commande)</text:p>
      <text:p text:style-name="P14"/>
      <text:p text:style-name="P37"><text:span text:style-name="T23">La</text:span><text:span text:style-name="T22"> fiche d’adhésion ainsi que les CGV seront présenté au client en face à face lors de la première livraison.</text:span></text:p>
      <text:p text:style-name="P37"/>
      <text:p text:style-name="P13">4/ Renouvellement d’adhésion</text:p>
      <text:p text:style-name="P13"/>
      <text:p text:style-name="P11">Toute adhésion est reconduite tacitement (en accord entre les deux parties)</text:p>
      <text:p text:style-name="P11"><text:soft-page-break/></text:p>
      <text:p text:style-name="P13">5/ Rupture</text:p>
      <text:p text:style-name="P13"/>
      <text:p text:style-name="P11">En cas de rupture avant terme, un pré-avis de 15 jours est requis de plus, toute forme d’adhésion comprenant des réductions commerciales verront leurs effets annulés et les clients seront facturés depuis le commencement du contrat.</text:p>
      <text:p text:style-name="P38"><text:span text:style-name="T23">Cmonpanierbio</text:span><text:span text:style-name="T24"> vous fera le calcul du montant à rembourser.</text:span></text:p>
      <text:p text:style-name="P11"/>
      <text:p text:style-name="P13">6/ Paiement</text:p>
      <text:p text:style-name="P13"/>
      <text:p text:style-name="P39"><text:span text:style-name="T26">Le règlement des « paniers » se fait sur place </text:span><text:span text:style-name="T25">en espèce ou en chèque</text:span><text:span text:style-name="T26">, il est aussi possible de payer </text:span><text:span text:style-name="T25">par virement via le site</text:span><text:span text:style-name="T26">, aucun crédit ne sera toléré, en cas de non paiement nous prenons la liberté de conserver la marchandise et une facture sera tout de même envoyée au client.</text:span></text:p>
      <text:p text:style-name="P12"/>
      <text:p text:style-name="P17">7/ Délai de livraison</text:p>
      <text:p text:style-name="P21"/>
      <text:p text:style-name="P21">Un retard de livraison n’autorise pas l’acheteur à annuler la vente, à refuser la marchandise ou à demander des dommages et intérêts.</text:p>
      <text:p text:style-name="P21">Le client sera contacté dans les plus brefs délais afin de convenir à une nouvelle date et heure afin de réceptionner la marchandise.</text:p>
      <text:p text:style-name="P21"/>
      <text:p text:style-name="P17">8/ Force Majeur</text:p>
      <text:p text:style-name="P23"/>
      <text:p text:style-name="P23"><text:span text:style-name="T27">cmonpanierbio</text:span><text:span text:style-name="T28"> n’est pas responsable cas d’incendie, d’inondation, d’interruption de la fourniture d’énergie, des matières premières ainsi que les grèves totales ou partielles ou toute nature entravant la bonne marche de l’entreprise tel que les grèves de transports, des services postaux etc.…</text:span></text:p>
      <text:p text:style-name="P24">Dans ce cas l’entreprise informera dans les plus brefs délai le client via les moyens de communications disponibles.</text:p>
      <text:p text:style-name="P24">La survenance d’un cas de force majeure a pour conséquence de suspendre temporairement l’exécution des obligations contractuelles de l’entreprise envers ses clients.</text:p>
      <text:p text:style-name="P24">Ceux-ci seront partiellement désengagés de leurs livraison le temps du sinistre sans indemnité. </text:p>
      <text:p text:style-name="P23"/>
      <text:p text:style-name="P18">9/ Rétractation</text:p>
      <text:p text:style-name="P18"/>
      <text:p text:style-name="P25">Conformément à la loi L121-20 et suivant le code pénal de la consommation le client dispose de 14 jours pour se rétracter (à l’exception des denrées périssables), à compte<text:span text:style-name="T6">r</text:span> de la date affichée sur la fiche d’adhésion.</text:p>
      <text:p text:style-name="P25"/>
      <text:p text:style-name="P19">10/ Frais de livraison</text:p>
      <text:p text:style-name="P26"/>
      <text:p text:style-name="P29"><text:span text:style-name="T7">L’entreprise </text:span><text:span text:style-name="T9">cmonpanierbio</text:span><text:span text:style-name="T7"> ne facture pas de frais de livraison.</text:span></text:p>
      <text:p text:style-name="P26"/>
      <text:p text:style-name="P19">11/ Service relation client</text:p>
      <text:p text:style-name="P26"/>
      <text:p text:style-name="P29"><text:span text:style-name="T7">Un numéro de téléphone est à votre disposition pour toutes difficultés 06 </text:span><text:span text:style-name="T8">52 16 93 07</text:span><text:span text:style-name="T7">.</text:span></text:p>
      <text:p text:style-name="P26"/>
      <text:p text:style-name="P19">1<text:span text:style-name="T29">2</text:span>/ Engagements</text:p>
      <text:p text:style-name="P26"/>
      <text:p text:style-name="P29"><text:span text:style-name="T9">cmonpanierbio</text:span><text:span text:style-name="T7"> s’engage à vous fournir des produits Bio certifiés et contrôlés par des organismes (AB, Qualifrance, Ecocert), leurs fraîcheurs, et une tarification fixe à l’année.</text:span></text:p>
      <text:p text:style-name="P26"/>
      <text:p text:style-name="P28"><text:soft-page-break/>Les conditions générales de vente s’appliquent à toutes les ventes et le client accepte, sans réserve, ces conditions générales de vente en signant la fiche d’adhésion et renonce à toute application de ces conditions générales d’achat.</text:p>
      <text:p text:style-name="P23"/>
      <text:p text:style-name="P23"/>
      <text:p text:style-name="P22"/>
      <text:p text:style-name="P12"/>
      <text:p text:style-name="P12"/>
      <text:p text:style-name="P12"/>
      <text:p text:style-name="P11"/>
      <text:p text:style-name="P10"/>
      <text:p text:style-name="P8"/>
      <text:p text:style-name="P8"/>
      <text:p text:style-name="P8"/>
      <text:p text:style-name="P7"/>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Regular-webfont" svg:font-family="Roboto-Regular-web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1T17:19:07.761000000</meta:creation-date>
    <dc:date>2021-05-21T21:36:25.505000000</dc:date>
    <meta:editing-duration>PT2H4M32S</meta:editing-duration>
    <meta:editing-cycles>25</meta:editing-cycles>
    <meta:generator>LibreOffice/6.4.5.2$Windows_X86_64 LibreOffice_project/a726b36747cf2001e06b58ad5db1aa3a9a1872d6</meta:generator>
    <meta:document-statistic meta:table-count="0" meta:image-count="0" meta:object-count="0" meta:page-count="3" meta:paragraph-count="44" meta:word-count="890" meta:character-count="5438" meta:non-whitespace-character-count="4590"/>
  </office:meta>
</office:document-meta>
</file>